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5" table:style-name="ta1">
        <table:shapes>
          <draw:frame draw:z-index="0" draw:style-name="gr1" draw:text-style-name="P1" svg:width="159.99mm" svg:height="89.99mm" svg:x="123.01mm" svg:y="1mm">
            <loext:p draw:notify-on-update-of-ranges="test265.C1:test265.C1 test265.C2:test265.C102 test265.D1:test265.D1 test265.D2:test265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2</text:p>
          </table:table-cell>
          <table:table-cell office:value-type="float" office:value="0.010608" calcext:value-type="float">
            <text:p>0.01060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3</text:p>
          </table:table-cell>
          <table:table-cell office:value-type="float" office:value="0.010964" calcext:value-type="float">
            <text:p>0.01096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4</text:p>
          </table:table-cell>
          <table:table-cell office:value-type="float" office:value="0.009985" calcext:value-type="float">
            <text:p>0.00998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5</text:p>
          </table:table-cell>
          <table:table-cell office:value-type="float" office:value="0.009943" calcext:value-type="float">
            <text:p>0.00994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6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7</text:p>
          </table:table-cell>
          <table:table-cell office:value-type="float" office:value="0.014435" calcext:value-type="float">
            <text:p>0.01443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8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9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0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1</text:p>
          </table:table-cell>
          <table:table-cell office:value-type="float" office:value="0.010178" calcext:value-type="float">
            <text:p>0.01017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2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3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4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5</text:p>
          </table:table-cell>
          <table:table-cell office:value-type="float" office:value="0.010238" calcext:value-type="float">
            <text:p>0.01023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6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7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8</text:p>
          </table:table-cell>
          <table:table-cell office:value-type="float" office:value="0.015893" calcext:value-type="float">
            <text:p>0.01589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81" calcext:value-type="float">
            <text:p>30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9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0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1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2</text:p>
          </table:table-cell>
          <table:table-cell office:value-type="float" office:value="0.010434" calcext:value-type="float">
            <text:p>0.01043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807" calcext:value-type="float">
            <text:p>28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3</text:p>
          </table:table-cell>
          <table:table-cell office:value-type="float" office:value="0.016314" calcext:value-type="float">
            <text:p>0.01631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4</text:p>
          </table:table-cell>
          <table:table-cell office:value-type="float" office:value="0.010076" calcext:value-type="float">
            <text:p>0.01007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5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6</text:p>
          </table:table-cell>
          <table:table-cell office:value-type="float" office:value="0.013394" calcext:value-type="float">
            <text:p>0.01339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53" calcext:value-type="float">
            <text:p>315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7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8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9</text:p>
          </table:table-cell>
          <table:table-cell office:value-type="float" office:value="0.010199" calcext:value-type="float">
            <text:p>0.01019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0</text:p>
          </table:table-cell>
          <table:table-cell office:value-type="float" office:value="0.010736" calcext:value-type="float">
            <text:p>0.01073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1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2</text:p>
          </table:table-cell>
          <table:table-cell office:value-type="float" office:value="0.013415" calcext:value-type="float">
            <text:p>0.01341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3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4</text:p>
          </table:table-cell>
          <table:table-cell office:value-type="float" office:value="0.010745" calcext:value-type="float">
            <text:p>0.01074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5</text:p>
          </table:table-cell>
          <table:table-cell office:value-type="float" office:value="0.060292" calcext:value-type="float">
            <text:p>0.06029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6</text:p>
          </table:table-cell>
          <table:table-cell office:value-type="float" office:value="0.033969" calcext:value-type="float">
            <text:p>0.03396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7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8</text:p>
          </table:table-cell>
          <table:table-cell office:value-type="float" office:value="0.017103" calcext:value-type="float">
            <text:p>0.01710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9</text:p>
          </table:table-cell>
          <table:table-cell office:value-type="float" office:value="0.017963" calcext:value-type="float">
            <text:p>0.01796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0</text:p>
          </table:table-cell>
          <table:table-cell office:value-type="float" office:value="0.022553" calcext:value-type="float">
            <text:p>0.02255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1</text:p>
          </table:table-cell>
          <table:table-cell office:value-type="float" office:value="0.019863" calcext:value-type="float">
            <text:p>0.01986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2</text:p>
          </table:table-cell>
          <table:table-cell office:value-type="float" office:value="0.017178" calcext:value-type="float">
            <text:p>0.017178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437" calcext:value-type="float">
            <text:p>343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3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4</text:p>
          </table:table-cell>
          <table:table-cell office:value-type="float" office:value="0.015958" calcext:value-type="float">
            <text:p>0.01595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5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6</text:p>
          </table:table-cell>
          <table:table-cell office:value-type="float" office:value="0.035873" calcext:value-type="float">
            <text:p>0.03587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7</text:p>
          </table:table-cell>
          <table:table-cell office:value-type="float" office:value="0.016441" calcext:value-type="float">
            <text:p>0.01644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8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0</text:p>
          </table:table-cell>
          <table:table-cell office:value-type="float" office:value="0.014303" calcext:value-type="float">
            <text:p>0.01430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1</text:p>
          </table:table-cell>
          <table:table-cell office:value-type="float" office:value="0.009124" calcext:value-type="float">
            <text:p>0.00912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2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3</text:p>
          </table:table-cell>
          <table:table-cell office:value-type="float" office:value="0.009051" calcext:value-type="float">
            <text:p>0.00905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4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5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6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7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8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9</text:p>
          </table:table-cell>
          <table:table-cell office:value-type="float" office:value="0.009907" calcext:value-type="float">
            <text:p>0.00990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0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1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2</text:p>
          </table:table-cell>
          <table:table-cell office:value-type="float" office:value="0.011568" calcext:value-type="float">
            <text:p>0.01156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3</text:p>
          </table:table-cell>
          <table:table-cell office:value-type="float" office:value="0.009209" calcext:value-type="float">
            <text:p>0.00920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4</text:p>
          </table:table-cell>
          <table:table-cell office:value-type="float" office:value="0.015816" calcext:value-type="float">
            <text:p>0.01581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5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6</text:p>
          </table:table-cell>
          <table:table-cell office:value-type="float" office:value="0.011721" calcext:value-type="float">
            <text:p>0.01172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7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8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9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0</text:p>
          </table:table-cell>
          <table:table-cell office:value-type="float" office:value="0.014639" calcext:value-type="float">
            <text:p>0.014639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1</text:p>
          </table:table-cell>
          <table:table-cell office:value-type="float" office:value="0.009395" calcext:value-type="float">
            <text:p>0.00939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2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3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4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5</text:p>
          </table:table-cell>
          <table:table-cell office:value-type="float" office:value="0.009764" calcext:value-type="float">
            <text:p>0.0097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6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7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8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527" calcext:value-type="float">
            <text:p>352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9</text:p>
          </table:table-cell>
          <table:table-cell office:value-type="float" office:value="0.009802" calcext:value-type="float">
            <text:p>0.00980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0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1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2</text:p>
          </table:table-cell>
          <table:table-cell office:value-type="float" office:value="0.020158" calcext:value-type="float">
            <text:p>0.02015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3</text:p>
          </table:table-cell>
          <table:table-cell office:value-type="float" office:value="0.018041" calcext:value-type="float">
            <text:p>0.01804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4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194" calcext:value-type="float">
            <text:p>319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5</text:p>
          </table:table-cell>
          <table:table-cell office:value-type="float" office:value="0.014253" calcext:value-type="float">
            <text:p>0.01425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6</text:p>
          </table:table-cell>
          <table:table-cell office:value-type="float" office:value="0.031096" calcext:value-type="float">
            <text:p>0.03109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7</text:p>
          </table:table-cell>
          <table:table-cell office:value-type="float" office:value="0.020105" calcext:value-type="float">
            <text:p>0.02010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8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9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0</text:p>
          </table:table-cell>
          <table:table-cell office:value-type="float" office:value="0.015753" calcext:value-type="float">
            <text:p>0.01575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1</text:p>
          </table:table-cell>
          <table:table-cell office:value-type="float" office:value="0.014519" calcext:value-type="float">
            <text:p>0.01451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2</text:p>
          </table:table-cell>
          <table:table-cell office:value-type="float" office:value="0.012251" calcext:value-type="float">
            <text:p>0.01225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3</text:p>
          </table:table-cell>
          <table:table-cell office:value-type="float" office:value="0.014933" calcext:value-type="float">
            <text:p>0.01493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499" calcext:value-type="float">
            <text:p>349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4</text:p>
          </table:table-cell>
          <table:table-cell office:value-type="float" office:value="0.019359" calcext:value-type="float">
            <text:p>0.01935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5</text:p>
          </table:table-cell>
          <table:table-cell office:value-type="float" office:value="0.020045" calcext:value-type="float">
            <text:p>0.02004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6</text:p>
          </table:table-cell>
          <table:table-cell office:value-type="float" office:value="0.023334" calcext:value-type="float">
            <text:p>0.02333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7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8</text:p>
          </table:table-cell>
          <table:table-cell office:value-type="float" office:value="0.011438" calcext:value-type="float">
            <text:p>0.01143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9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20</text:p>
          </table:table-cell>
          <table:table-cell office:value-type="float" office:value="0.018932" calcext:value-type="float">
            <text:p>0.01893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21</text:p>
          </table:table-cell>
          <table:table-cell office:value-type="float" office:value="0.020187" calcext:value-type="float">
            <text:p>0.02018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2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2:12:02.677617561</dc:date>
    <meta:editing-duration>PT36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5.C1:test265.D102" chart:data-source-has-labels="row" svg:x="0.32cm" svg:y="0.18cm" svg:width="13.361cm" svg:height="8.64cm">
          <chartooo:coordinate-region svg:x="1.232cm" svg:y="0.302cm" svg:width="12.38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5.C2:test265.C102" chart:label-cell-address="test265.C1:test265.C1" chart:class="chart:bar">
            <chart:data-point chart:repeated="101"/>
          </chart:series>
          <chart:series chart:style-name="ch8" chart:values-cell-range-address="test265.D2:test265.D102" chart:label-cell-address="test265.D1:test265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5.C1:test265.C1</svg:desc>
                </draw:g>
              </table:table-cell>
              <table:table-cell office:value-type="string">
                <text:p>xfertime</text:p>
                <draw:g>
                  <svg:desc>test265.D1:test26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608">
                <text:p>0.010608</text:p>
                <draw:g>
                  <svg:desc>test265.C2:test265.C102</svg:desc>
                </draw:g>
              </table:table-cell>
              <table:table-cell office:value-type="float" office:value="0.000154">
                <text:p>0.000154</text:p>
                <draw:g>
                  <svg:desc>test265.D2:test265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964">
                <text:p>0.01096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85">
                <text:p>0.00998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43">
                <text:p>0.00994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74">
                <text:p>0.03757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435">
                <text:p>0.01443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78">
                <text:p>0.01337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32">
                <text:p>0.0103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882">
                <text:p>0.011882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178">
                <text:p>0.01017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458">
                <text:p>0.01245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07">
                <text:p>0.0100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6">
                <text:p>0.0099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38">
                <text:p>0.0102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483">
                <text:p>0.01148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483">
                <text:p>0.011483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893">
                <text:p>0.01589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653">
                <text:p>0.01265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203">
                <text:p>0.01020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795">
                <text:p>0.01079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434">
                <text:p>0.01043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314">
                <text:p>0.01631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076">
                <text:p>0.01007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615">
                <text:p>0.00961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394">
                <text:p>0.01339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596">
                <text:p>0.00959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534">
                <text:p>0.00953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199">
                <text:p>0.01019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736">
                <text:p>0.01073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94">
                <text:p>0.0099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415">
                <text:p>0.01341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772">
                <text:p>0.01077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745">
                <text:p>0.01074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0292">
                <text:p>0.06029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69">
                <text:p>0.03396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7059">
                <text:p>0.04705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103">
                <text:p>0.01710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963">
                <text:p>0.01796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2553">
                <text:p>0.02255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863">
                <text:p>0.01986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178">
                <text:p>0.017178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81">
                <text:p>0.00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958">
                <text:p>0.01595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5306">
                <text:p>0.01530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873">
                <text:p>0.03587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441">
                <text:p>0.01644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99">
                <text:p>0.0089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15">
                <text:p>0.0091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303">
                <text:p>0.01430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124">
                <text:p>0.00912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04">
                <text:p>0.0100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051">
                <text:p>0.00905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267">
                <text:p>0.01026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859">
                <text:p>0.01085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45">
                <text:p>0.00984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783">
                <text:p>0.00978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528">
                <text:p>0.00952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907">
                <text:p>0.00990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42">
                <text:p>0.0124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181">
                <text:p>0.00918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568">
                <text:p>0.011568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09">
                <text:p>0.00920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816">
                <text:p>0.01581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31">
                <text:p>0.0103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721">
                <text:p>0.01172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752">
                <text:p>0.009752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647">
                <text:p>0.01664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45">
                <text:p>0.01345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639">
                <text:p>0.014639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395">
                <text:p>0.00939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89">
                <text:p>0.0098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07">
                <text:p>0.0090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669">
                <text:p>0.00966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764">
                <text:p>0.00976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69">
                <text:p>0.00966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819">
                <text:p>0.00981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0741">
                <text:p>0.010741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802">
                <text:p>0.00980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3778">
                <text:p>0.01377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378">
                <text:p>0.01037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158">
                <text:p>0.02015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041">
                <text:p>0.01804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88">
                <text:p>0.01428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253">
                <text:p>0.0142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096">
                <text:p>0.03109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105">
                <text:p>0.02010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99">
                <text:p>0.0139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96">
                <text:p>0.02279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753">
                <text:p>0.01575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519">
                <text:p>0.01451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251">
                <text:p>0.01225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933">
                <text:p>0.01493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359">
                <text:p>0.01935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045">
                <text:p>0.020045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3334">
                <text:p>0.02333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749">
                <text:p>0.01474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438">
                <text:p>0.01143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005">
                <text:p>0.0170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932">
                <text:p>0.01893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0187">
                <text:p>0.0201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